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48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3.4cm"/>
    </style:style>
    <style:style style:name="gr6" style:family="graphic" style:parent-style-name="standard">
      <style:graphic-properties draw:textarea-horizontal-align="justify" draw:textarea-vertical-align="middle" draw:auto-grow-height="false" fo:min-height="1.4cm" fo:min-width="1.85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1.35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0.882cm" fo:min-width="2.33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4.0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4.2cm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1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21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cm" svg:height="1.4cm" svg:x="1.5cm" svg:y="1.3cm">
          <text:p text:style-name="P1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6cm" svg:height="1.4cm" svg:x="16.4cm" svg:y="1.2cm">
          <text:p text:style-name="P1">getGrades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.5cm" svg:height="1.5cm" svg:x="1.2cm" svg:y="3.7cm">
          <text:p text:style-name="P1">getGrades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9cm" svg:y1="2.7cm" svg:x2="2.95cm" svg:y2="3.7cm" draw:start-shape="id1" draw:start-glue-point="8" draw:end-shape="id2" draw:end-glue-point="0" svg:d="M2900 2700v500h50v500" svg:viewBox="0 0 51 1001">
          <text:p/>
        </draw:connector>
        <draw:custom-shape draw:style-name="gr5" draw:text-style-name="P1" xml:id="id4" draw:id="id4" draw:layer="layout" svg:width="3.9cm" svg:height="2.1cm" svg:x="16.2cm" svg:y="3.7cm">
          <text:p text:style-name="P1">Ask user for</text:p>
          <text:p text:style-name="P1">grad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2cm" svg:y1="2.6cm" svg:x2="18.15cm" svg:y2="3.7cm" draw:start-shape="id3" draw:start-glue-point="8" draw:end-shape="id4" draw:end-glue-point="0" svg:d="M18200 2600v550h-50v550" svg:viewBox="0 0 51 1101">
          <text:p/>
        </draw:connector>
        <draw:custom-shape draw:style-name="gr6" draw:text-style-name="P1" xml:id="id5" draw:id="id5" draw:layer="layout" svg:width="4.7cm" svg:height="3.3cm" svg:x="15.8cm" svg:y="6.6cm">
          <text:p text:style-name="P1">Number</text:p>
          <text:p text:style-name="P1">between</text:p>
          <text:p text:style-name="P1">0-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8.15cm" svg:y1="5.8cm" svg:x2="18.15cm" svg:y2="6.6cm" draw:start-shape="id4" draw:start-glue-point="2" draw:end-shape="id5" draw:end-glue-point="4" svg:d="M18150 5800v800" svg:viewBox="0 0 1 801">
          <text:p/>
        </draw:connector>
        <draw:custom-shape draw:style-name="gr7" draw:text-style-name="P1" xml:id="id6" draw:id="id6" draw:layer="layout" svg:width="2.4cm" svg:height="1.8cm" svg:x="12.7cm" svg:y="3.9cm">
          <text:p text:style-name="P1">re-ask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5.8cm" svg:y1="8.25cm" svg:x2="13.9cm" svg:y2="5.7cm" draw:start-shape="id5" draw:start-glue-point="5" draw:end-shape="id6" draw:end-glue-point="2" svg:d="M15800 8250h-1900v-2550" svg:viewBox="0 0 1901 2551">
          <text:p text:style-name="P1">No</text:p>
        </draw:connector>
        <draw:connector draw:style-name="gr4" draw:text-style-name="P2" draw:layer="layout" svg:x1="15.1cm" svg:y1="4.8cm" svg:x2="16.2cm" svg:y2="4.75cm" draw:start-shape="id6" draw:start-glue-point="1" draw:end-shape="id4" draw:end-glue-point="3" svg:d="M15100 4800h550v-50h550" svg:viewBox="0 0 1101 51">
          <text:p/>
        </draw:connector>
        <draw:custom-shape draw:style-name="gr9" draw:text-style-name="P1" xml:id="id7" draw:id="id7" draw:layer="layout" svg:width="3.9cm" svg:height="2.8cm" svg:x="16.2cm" svg:y="10.8cm">
          <text:p text:style-name="P1">Add number</text:p>
          <text:p text:style-name="P1">to lis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15cm" svg:y1="9.9cm" svg:x2="18.15cm" svg:y2="10.8cm" draw:start-shape="id5" draw:start-glue-point="6" draw:end-shape="id7" draw:end-glue-point="0" svg:d="M18150 9900v900" svg:viewBox="0 0 1 901">
          <text:p/>
        </draw:connector>
        <draw:custom-shape draw:style-name="gr10" draw:text-style-name="P1" xml:id="id8" draw:id="id8" draw:layer="layout" svg:width="3.7cm" svg:height="2.6cm" svg:x="16.3cm" svg:y="14.2cm">
          <text:p text:style-name="P1">Check</text:p>
          <text:p text:style-name="P1">If la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8.15cm" svg:y1="13.6cm" svg:x2="18.15cm" svg:y2="14.2cm" draw:start-shape="id7" draw:start-glue-point="2" draw:end-shape="id8" draw:end-glue-point="4" svg:d="M18150 13600v600" svg:viewBox="0 0 1 601">
          <text:p/>
        </draw:connector>
        <draw:connector draw:style-name="gr8" draw:text-style-name="P2" draw:layer="layout" svg:x1="20cm" svg:y1="15.5cm" svg:x2="20.1cm" svg:y2="4.75cm" draw:start-shape="id8" draw:start-glue-point="7" draw:end-shape="id4" draw:end-glue-point="1" svg:d="M20000 15500h601v-10750h-501" svg:viewBox="0 0 602 10751">
          <text:p text:style-name="P1">No <text:s/></text:p>
        </draw:connector>
        <draw:custom-shape draw:style-name="gr11" draw:text-style-name="P1" xml:id="id9" draw:id="id9" draw:layer="layout" svg:width="3.4cm" svg:height="2cm" svg:x="16.4cm" svg:y="18cm">
          <text:p text:style-name="P1">Return the</text:p>
          <text:p text:style-name="P1">lis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15cm" svg:y1="16.8cm" svg:x2="18.1cm" svg:y2="18cm" draw:start-shape="id8" draw:start-glue-point="6" draw:end-shape="id9" draw:end-glue-point="0" svg:d="M18150 16800v601h-50v599" svg:viewBox="0 0 51 1201">
          <text:p/>
        </draw:connector>
        <draw:custom-shape draw:style-name="gr12" draw:text-style-name="P1" xml:id="id10" draw:id="id10" draw:layer="layout" svg:width="3.3cm" svg:height="1.1cm" svg:x="1.3cm" svg:y="6cm">
          <text:p text:style-name="P1">getLetter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95cm" svg:y1="5.2cm" svg:x2="2.95cm" svg:y2="6cm" draw:start-shape="id2" draw:start-glue-point="2" draw:end-shape="id10" draw:end-glue-point="0" svg:d="M2950 5200v800" svg:viewBox="0 0 1 801">
          <text:p/>
        </draw:connector>
        <draw:custom-shape draw:style-name="gr2" draw:text-style-name="P1" xml:id="id18" draw:id="id18" draw:layer="layout" svg:width="3.6cm" svg:height="1.4cm" svg:x="8.5cm" svg:y="1.3cm">
          <text:p text:style-name="P1">getLetter(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3.7cm" svg:height="1.6cm" svg:x="1.2cm" svg:y="7.9cm">
          <text:p text:style-name="P1">Display mark</text:p>
          <text:p text:style-name="P1">With let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95cm" svg:y1="7.1cm" svg:x2="3.05cm" svg:y2="7.9cm" draw:start-shape="id10" draw:start-glue-point="2" draw:end-shape="id11" draw:end-glue-point="0" svg:d="M2950 7100v400h100v400" svg:viewBox="0 0 101 801">
          <text:p/>
        </draw:connector>
        <draw:custom-shape draw:style-name="gr14" draw:text-style-name="P1" xml:id="id12" draw:id="id12" draw:layer="layout" svg:width="4cm" svg:height="1.1cm" svg:x="1.1cm" svg:y="10.3cm">
          <text:p text:style-name="P1">getAverage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05cm" svg:y1="9.5cm" svg:x2="3.1cm" svg:y2="10.3cm" draw:start-shape="id11" draw:start-glue-point="2" draw:end-shape="id12" draw:end-glue-point="0" svg:d="M3050 9500v400h50v400" svg:viewBox="0 0 51 801">
          <text:p/>
        </draw:connector>
        <draw:custom-shape draw:style-name="gr15" draw:text-style-name="P1" xml:id="id13" draw:id="id13" draw:layer="layout" svg:width="4cm" svg:height="1.6cm" svg:x="16.1cm" svg:y="20.9cm">
          <text:p text:style-name="P1">getAverage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4" draw:id="id14" draw:layer="layout" svg:width="4.59cm" svg:height="1.4cm" svg:x="15.8cm" svg:y="23.5cm">
          <text:p text:style-name="P1">Get the average</text:p>
          <text:p text:style-name="P1">of the list</text:p>
          <draw:enhanced-geometry svg:viewBox="0 0 21600 21600" draw:type="rectangle" draw:enhanced-path="M 0 0 L 21600 0 21600 21600 0 21600 0 0 Z N"/>
        </draw:custom-shape>
        <draw:custom-shape draw:style-name="gr17" draw:text-style-name="P1" xml:id="id15" draw:id="id15" draw:layer="layout" svg:width="4.7cm" svg:height="1.2cm" svg:x="15.7cm" svg:y="25.74cm">
          <text:p text:style-name="P1">Return averag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1cm" svg:y1="22.5cm" svg:x2="18.095cm" svg:y2="23.5cm" draw:start-shape="id13" draw:start-glue-point="8" draw:end-shape="id14" draw:end-glue-point="0" svg:d="M18100 22500v500h-5v500" svg:viewBox="0 0 6 1001">
          <text:p/>
        </draw:connector>
        <draw:connector draw:style-name="gr4" draw:text-style-name="P2" draw:layer="layout" svg:x1="18.095cm" svg:y1="24.9cm" svg:x2="18.05cm" svg:y2="25.74cm" draw:start-shape="id14" draw:start-glue-point="2" draw:end-shape="id15" draw:end-glue-point="0" svg:d="M18095 24900v420h-45v420" svg:viewBox="0 0 46 841">
          <text:p/>
        </draw:connector>
        <draw:custom-shape draw:style-name="gr12" draw:text-style-name="P1" xml:id="id16" draw:id="id16" draw:layer="layout" svg:width="3.3cm" svg:height="1.1cm" svg:x="1.6cm" svg:y="12.2cm">
          <text:p text:style-name="P1">getLetter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1cm" svg:y1="11.4cm" svg:x2="3.25cm" svg:y2="12.2cm" draw:start-shape="id12" draw:start-glue-point="2" draw:end-shape="id16" draw:end-glue-point="0" svg:d="M3100 11400v400h150v400" svg:viewBox="0 0 151 801">
          <text:p/>
        </draw:connector>
        <draw:custom-shape draw:style-name="gr18" draw:text-style-name="P1" xml:id="id17" draw:id="id17" draw:layer="layout" svg:width="4.7cm" svg:height="1.5cm" svg:x="1.2cm" svg:y="14.2cm">
          <text:p text:style-name="P1">Display average</text:p>
          <text:p text:style-name="P1">With let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25cm" svg:y1="13.3cm" svg:x2="3.55cm" svg:y2="14.2cm" draw:start-shape="id16" draw:start-glue-point="2" draw:end-shape="id17" draw:end-glue-point="0" svg:d="M3250 13300v450h300v450" svg:viewBox="0 0 301 901">
          <text:p/>
        </draw:connector>
        <draw:custom-shape draw:style-name="gr19" draw:text-style-name="P1" xml:id="id19" draw:id="id19" draw:layer="layout" svg:width="3.8cm" svg:height="2.2cm" svg:x="8.4cm" svg:y="3.5cm">
          <text:p text:style-name="P1"># &gt; 9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0" draw:id="id20" draw:layer="layout" svg:width="3.8cm" svg:height="2.2cm" svg:x="8.4cm" svg:y="6.2cm">
          <text:p text:style-name="P1">89&gt;#&gt;8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1" draw:id="id21" draw:layer="layout" svg:width="3.8cm" svg:height="2.2cm" svg:x="8.4cm" svg:y="9.1cm">
          <text:p text:style-name="P1">79&gt;#&gt;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2" draw:id="id22" draw:layer="layout" svg:width="3.8cm" svg:height="2.2cm" svg:x="8.4cm" svg:y="12.091cm">
          <text:p text:style-name="P1">74&gt;#&gt;7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3" draw:id="id23" draw:layer="layout" svg:width="3.8cm" svg:height="2.2cm" svg:x="8.4cm" svg:y="15cm">
          <text:p text:style-name="P1">69&gt;#&gt;6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4" draw:id="id24" draw:layer="layout" svg:width="3.8cm" svg:height="2.2cm" svg:x="8.4cm" svg:y="17.9cm">
          <text:p text:style-name="P1">64&gt;#&gt;6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9" draw:text-style-name="P1" xml:id="id25" draw:id="id25" draw:layer="layout" svg:width="3.8cm" svg:height="2.2cm" svg:x="8.4cm" svg:y="20.8cm">
          <text:p text:style-name="P1">59&gt;#&gt;5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6" draw:id="id26" draw:layer="layout" svg:width="3.8cm" svg:height="2.2cm" svg:x="8.4cm" svg:y="23.7cm">
          <text:p text:style-name="P1">54&gt;#&gt;5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0.3cm" svg:y1="2.7cm" svg:x2="10.3cm" svg:y2="3.5cm" draw:start-shape="id18" draw:start-glue-point="8" draw:end-shape="id19" draw:end-glue-point="4" svg:d="M10300 2700v800" svg:viewBox="0 0 1 801">
          <text:p/>
        </draw:connector>
        <draw:connector draw:style-name="gr4" draw:text-style-name="P2" draw:layer="layout" svg:x1="10.3cm" svg:y1="5.7cm" svg:x2="10.3cm" svg:y2="6.2cm" draw:start-shape="id19" draw:start-glue-point="6" draw:end-shape="id20" draw:end-glue-point="4" svg:d="M10300 5700v500" svg:viewBox="0 0 1 501">
          <text:p/>
        </draw:connector>
        <draw:connector draw:style-name="gr4" draw:text-style-name="P2" draw:layer="layout" svg:x1="10.3cm" svg:y1="8.4cm" svg:x2="10.3cm" svg:y2="9.1cm" draw:start-shape="id20" draw:start-glue-point="6" draw:end-shape="id21" draw:end-glue-point="4" svg:d="M10300 8400v700" svg:viewBox="0 0 1 701">
          <text:p/>
        </draw:connector>
        <draw:connector draw:style-name="gr4" draw:text-style-name="P2" draw:layer="layout" svg:x1="10.3cm" svg:y1="11.3cm" svg:x2="10.3cm" svg:y2="12.091cm" draw:start-shape="id21" draw:start-glue-point="6" draw:end-shape="id22" draw:end-glue-point="4" svg:d="M10300 11300v791" svg:viewBox="0 0 1 792">
          <text:p/>
        </draw:connector>
        <draw:connector draw:style-name="gr4" draw:text-style-name="P2" draw:layer="layout" svg:x1="10.3cm" svg:y1="14.291cm" svg:x2="10.3cm" svg:y2="15cm" draw:start-shape="id22" draw:start-glue-point="6" draw:end-shape="id23" draw:end-glue-point="4" svg:d="M10300 14291v709" svg:viewBox="0 0 1 710">
          <text:p/>
        </draw:connector>
        <draw:connector draw:style-name="gr4" draw:text-style-name="P2" draw:layer="layout" svg:x1="10.3cm" svg:y1="17.2cm" svg:x2="10.3cm" svg:y2="17.9cm" draw:start-shape="id23" draw:start-glue-point="6" draw:end-shape="id24" draw:end-glue-point="4" svg:d="M10300 17200v700" svg:viewBox="0 0 1 701">
          <text:p/>
        </draw:connector>
        <draw:connector draw:style-name="gr4" draw:text-style-name="P2" draw:layer="layout" svg:x1="10.3cm" svg:y1="20.1cm" svg:x2="10.3cm" svg:y2="20.8cm" draw:start-shape="id24" draw:start-glue-point="6" draw:end-shape="id25" draw:end-glue-point="4" svg:d="M10300 20100v700" svg:viewBox="0 0 1 701">
          <text:p/>
        </draw:connector>
        <draw:connector draw:style-name="gr4" draw:text-style-name="P2" draw:layer="layout" svg:x1="10.3cm" svg:y1="23cm" svg:x2="10.3cm" svg:y2="23.7cm" draw:start-shape="id25" draw:start-glue-point="6" draw:end-shape="id26" draw:end-glue-point="4" svg:d="M10300 23000v700" svg:viewBox="0 0 1 701">
          <text:p/>
        </draw:connector>
        <draw:custom-shape draw:style-name="gr20" draw:text-style-name="P1" xml:id="id27" draw:id="id27" draw:layer="layout" svg:width="1.4cm" svg:height="1.2cm" svg:x="6.1cm" svg:y="4.1cm">
          <text:p text:style-name="P1">A+</text:p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1.4cm" svg:height="1.2cm" svg:x="6.2cm" svg:y="6.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0" draw:text-style-name="P1" xml:id="id29" draw:id="id29" draw:layer="layout" svg:width="1.4cm" svg:height="1.2cm" svg:x="6.2cm" svg:y="9.5cm">
          <text:p text:style-name="P1">B+</text:p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1.4cm" svg:height="1.2cm" svg:x="6.3cm" svg:y="12.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0" draw:text-style-name="P1" xml:id="id31" draw:id="id31" draw:layer="layout" svg:width="1.4cm" svg:height="1.2cm" svg:x="6.3cm" svg:y="15.4cm">
          <text:p text:style-name="P1">C+</text:p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1.4cm" svg:height="1.2cm" svg:x="6.4cm" svg:y="18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0" draw:text-style-name="P1" xml:id="id33" draw:id="id33" draw:layer="layout" svg:width="1.4cm" svg:height="1.2cm" svg:x="6.4cm" svg:y="21.2cm">
          <text:p text:style-name="P1">D+</text:p>
          <draw:enhanced-geometry svg:viewBox="0 0 21600 21600" draw:type="rectangle" draw:enhanced-path="M 0 0 L 21600 0 21600 21600 0 21600 0 0 Z N"/>
        </draw:custom-shape>
        <draw:custom-shape draw:style-name="gr20" draw:text-style-name="P1" xml:id="id34" draw:id="id34" draw:layer="layout" svg:width="1.4cm" svg:height="1.2cm" svg:x="6.5cm" svg:y="24.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0" draw:text-style-name="P1" xml:id="id35" draw:id="id35" draw:layer="layout" svg:width="1.4cm" svg:height="1.2cm" svg:x="11.9cm" svg:y="25.7cm">
          <text:p text:style-name="P1">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5.8cm" svg:y1="3.5cm" svg:x2="7.8cm" svg:y2="3.5cm">
          <text:p text:style-name="P1">Yes</text:p>
          <text:p text:style-name="P1"/>
        </draw:line>
        <draw:connector draw:style-name="gr4" draw:text-style-name="P2" draw:layer="layout" svg:x1="8.4cm" svg:y1="4.6cm" svg:x2="7.5cm" svg:y2="4.7cm" draw:start-shape="id19" draw:start-glue-point="5" draw:end-shape="id27" draw:end-glue-point="1" svg:d="M8400 4600h-450v100h-450" svg:viewBox="0 0 901 101">
          <text:p/>
        </draw:connector>
        <draw:connector draw:style-name="gr4" draw:text-style-name="P2" draw:layer="layout" svg:x1="8.4cm" svg:y1="7.3cm" svg:x2="7.6cm" svg:y2="7.1cm" draw:start-shape="id20" draw:start-glue-point="5" draw:end-shape="id28" draw:end-glue-point="1" svg:d="M8400 7300h-400v-200h-400" svg:viewBox="0 0 801 201">
          <text:p/>
        </draw:connector>
        <draw:connector draw:style-name="gr4" draw:text-style-name="P2" draw:layer="layout" svg:x1="8.4cm" svg:y1="10.2cm" svg:x2="7.6cm" svg:y2="10.1cm" draw:start-shape="id21" draw:start-glue-point="5" draw:end-shape="id29" draw:end-glue-point="1" svg:d="M8400 10200h-400v-100h-400" svg:viewBox="0 0 801 101">
          <text:p/>
        </draw:connector>
        <draw:connector draw:style-name="gr4" draw:text-style-name="P2" draw:layer="layout" svg:x1="8.4cm" svg:y1="13.191cm" svg:x2="7.7cm" svg:y2="13cm" draw:start-shape="id22" draw:start-glue-point="5" draw:end-shape="id30" draw:end-glue-point="1" svg:d="M8400 13191h-350v-191h-350" svg:viewBox="0 0 701 192">
          <text:p/>
        </draw:connector>
        <draw:connector draw:style-name="gr4" draw:text-style-name="P2" draw:layer="layout" svg:x1="8.4cm" svg:y1="16.1cm" svg:x2="7.7cm" svg:y2="16cm" draw:start-shape="id23" draw:start-glue-point="5" draw:end-shape="id31" draw:end-glue-point="1" svg:d="M8400 16100h-350v-100h-350" svg:viewBox="0 0 701 101">
          <text:p/>
        </draw:connector>
        <draw:connector draw:style-name="gr4" draw:text-style-name="P2" draw:layer="layout" svg:x1="8.4cm" svg:y1="19cm" svg:x2="7.8cm" svg:y2="18.9cm" draw:start-shape="id24" draw:start-glue-point="5" draw:end-shape="id32" draw:end-glue-point="1" svg:d="M8400 19000h-300v-100h-300" svg:viewBox="0 0 601 101">
          <text:p/>
        </draw:connector>
        <draw:connector draw:style-name="gr4" draw:text-style-name="P2" draw:layer="layout" svg:x1="8.4cm" svg:y1="21.9cm" svg:x2="7.8cm" svg:y2="21.8cm" draw:start-shape="id25" draw:start-glue-point="5" draw:end-shape="id33" draw:end-glue-point="1" svg:d="M8400 21900h-300v-100h-300" svg:viewBox="0 0 601 101">
          <text:p/>
        </draw:connector>
        <draw:connector draw:style-name="gr4" draw:text-style-name="P2" draw:layer="layout" svg:x1="8.4cm" svg:y1="24.8cm" svg:x2="7.9cm" svg:y2="24.8cm" draw:start-shape="id26" draw:start-glue-point="5" draw:end-shape="id34" draw:end-glue-point="1" svg:d="M8400 24800h-500" svg:viewBox="0 0 501 1">
          <text:p/>
        </draw:connector>
        <draw:connector draw:style-name="gr4" draw:text-style-name="P2" draw:layer="layout" svg:x1="10.3cm" svg:y1="25.9cm" svg:x2="11.9cm" svg:y2="26.3cm" draw:start-shape="id26" draw:start-glue-point="6" draw:end-shape="id35" draw:end-glue-point="3" svg:d="M10300 25900v400h1600" svg:viewBox="0 0 160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09:46:22.340755686</meta:creation-date>
    <dc:date>2019-10-17T20:09:08.758383435</dc:date>
    <meta:editing-duration>PT45M4S</meta:editing-duration>
    <meta:editing-cycles>9</meta:editing-cycles>
    <meta:generator>LibreOffice/6.2.7.1$Linux_X86_64 LibreOffice_project/20$Build-1</meta:generator>
    <meta:document-statistic meta:object-count="69"/>
  </office:meta>
</office:document-meta>
</file>